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Test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figur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est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estConfiguratio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0744Tests.testSpr107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yTestScope.get( String name , ObjectFactory &lt; ? &gt;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est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est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